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16])" office:value-type="float" office:value="114.25" calcext:value-type="float">
            <text:p>114.25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9:.B19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1:.B24])" office:value-type="float" office:value="33.86" calcext:value-type="float">
            <text:p>33.8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26])" office:value-type="float" office:value="448.11" calcext:value-type="float">
            <text:p>448.11</text:p>
          </table:table-cell>
          <table:table-cell table:formula="of:=SUM([.C1:.C26])" office:value-type="float" office:value="448.11" calcext:value-type="float">
            <text:p>448.1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 2016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31:.B33])" office:value-type="float" office:value="-3194.26" calcext:value-type="float">
            <text:p>-3194.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27];[.B35])" office:value-type="float" office:value="-2746.15" calcext:value-type="float">
            <text:p>-2746.1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300" calcext:value-type="float">
            <text:p>-3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formula="of:=SUM([.B37];[.B41];[.B44])" office:value-type="float" office:value="-5271.15" calcext:value-type="float">
            <text:p>-5271.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20:45:53.247181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6T20:54:13.179677654</dc:date>
    <meta:editing-duration>PT17H5M4S</meta:editing-duration>
    <meta:editing-cycles>81</meta:editing-cycles>
    <meta:generator>LibreOffice/5.1.6.2$Linux_X86_64 LibreOffice_project/10m0$Build-2</meta:generator>
    <meta:document-statistic meta:table-count="2" meta:cell-count="289" meta:object-count="0"/>
  </office:meta>
</office:document-meta>
</file>